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0d59ae" style:font-size-asian="14pt" style:font-size-complex="14pt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4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124f76" officeooo:paragraph-rsid="00124f76" style:font-size-asian="14pt" style:font-size-complex="14pt"/>
    </style:style>
    <style:style style:name="P6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T1" style:family="text">
      <style:text-properties officeooo:rsid="00124f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weight="bold" officeooo:rsid="00158ece" style:font-weight-asian="bold" style:font-weight-complex="bold"/>
    </style:style>
    <style:style style:name="T4" style:family="text">
      <style:text-properties fo:language="en" fo:country="US" officeooo:rsid="000d59ae"/>
    </style:style>
    <style:style style:name="T5" style:family="text">
      <style:text-properties fo:language="en" fo:country="US" officeooo:rsid="00124f76"/>
    </style:style>
    <style:style style:name="T6" style:family="text">
      <style:text-properties officeooo:rsid="000d59ae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24f76"/>
    </style:style>
    <style:style style:name="T9" style:family="text">
      <style:text-properties fo:color="#000000" loext:opacity="100%" officeooo:rsid="00158ece"/>
    </style:style>
    <style:style style:name="T10" style:family="text">
      <style:text-properties officeooo:rsid="00158e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text:line-break/>РОССИЙСКОЙ ФЕДЕРАЦИИ</text:p>
      <text:p text:style-name="P1">Федеральное государственное автономное образовательное учреждение <text:line-break/>высшего образования</text:p>
      <text:p text:style-name="P1">«КРЫМСКИЙ ФЕДЕРАЛЬНЫЙ УНИВЕРСИТЕТ им. В. И. ВЕРНАДСКОГО»</text:p>
      <text:p text:style-name="P1">ФИЗИКО-ТЕХНИЧЕСКИЙ ИНСТИТУТ</text:p>
      <text:p text:style-name="P1">Кафедра компьютерной инженерии и моделирования</text:p>
      <text:p text:style-name="P1"/>
      <text:p text:style-name="P1"/>
      <text:p text:style-name="P1"/>
      <text:p text:style-name="P4"/>
      <text:p text:style-name="P1"><text:span text:style-name="T2">ОТЧЕТ ПО ПРАКТИЧЕСКОМУ ЗАДАНИЮ №</text:span><text:span text:style-name="T3"/></text:p>
      <text:p text:style-name="P1"><text:span text:style-name="T3"/></text:p>
      <text:p text:style-name="P1"/>
      <text:p text:style-name="P1"/>
      <text:p text:style-name="P1"/>
      <text:p text:style-name="P1">Практическая работа</text:p>
      <text:p text:style-name="P1">по дисциплине «» </text:p>
      <text:p text:style-name="P1">студента <text:span text:style-name="T10">3</text:span> курса группы <text:span text:style-name="T6">ИВТ</text:span>-б-о-2<text:span text:style-name="T1">22</text:span><text:span text:style-name="T4">(</text:span><text:span text:style-name="T5">2</text:span><text:span text:style-name="T4">)</text:span></text:p>
      <text:p text:style-name="P5">Чудопалова Богдана Андреевича</text:p>
      <text:p text:style-name="P1"/>
      <text:p text:style-name="P2"><text:s/>09.03.0<text:span text:style-name="T1">1</text:span> «<text:span text:style-name="T1">Информатика и вычислительная техника</text:span>» </text:p>
      <text:p text:style-name="P1"/>
      <text:p text:style-name="P1"/>
      <text:p text:style-name="P4"/>
      <text:p text:style-name="P4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7">Симферополь, </text:span><text:span text:style-name="T8">202</text:span><text:span text:style-name="T9">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0" meta:image-count="0" meta:object-count="0" meta:page-count="1" meta:paragraph-count="12" meta:word-count="53" meta:character-count="477" meta:non-whitespace-character-count="432"/>
    <meta:template xlink:type="simple" xlink:actuate="onRequest" xlink:title="Normal.dotm" xlink:href=""/>
  </office:meta>
</office:document-meta>
</file>